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4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en" fo:country="US" fo:font-style="normal" style:font-style-asian="normal" style:font-style-complex="normal"/>
    </style:style>
    <style:style style:name="P6" style:family="paragraph" style:parent-style-name="Text_20_body">
      <style:text-properties style:font-name="Cambria" fo:language="en" fo:country="US" fo:font-style="normal" style:font-name-asian="Times New Roman3" style:font-style-asian="normal" style:font-name-complex="Times New Roman3" style:font-style-complex="normal"/>
    </style:style>
    <style:style style:name="P7" style:family="paragraph" style:parent-style-name="Heading_20_1">
      <style:text-properties style:font-name="Cambria" fo:language="ru" fo:country="RU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0" style:family="paragraph" style:parent-style-name="Text_20_body" style:list-style-name="L1">
      <style:text-properties style:font-name="Cambria" fo:language="ru" fo:country="RU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12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4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5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Графический объект1" text:anchor-type="as-char" svg:width="0.85cm" svg:height="0.85cm" draw:z-index="0"><draw:image xlink:href="../images/3104.png" xlink:type="simple" xlink:show="embed" xlink:actuate="onLoad"/></draw:frame></text:p>
          </table:table-cell>
          <table:table-cell table:style-name="Table1.B1" office:value-type="string">
            <text:h text:style-name="P7" text:outline-level="1">Управляемый источник напряжения</text:h>
          </table:table-cell>
        </table:table-row>
        <table:table-row>
          <table:table-cell table:style-name="Table1.A2" office:value-type="string">
            <text:p text:style-name="P9">в палитре</text:p>
          </table:table-cell>
          <table:table-cell table:style-name="Table1.B1" office:value-type="string">
            <text:p text:style-name="P2">| СЛАУ |</text:p>
          </table:table-cell>
        </table:table-row>
        <table:table-row table:style-name="Table1.3">
          <table:table-cell table:style-name="Table1.A1" office:value-type="string">
            <text:p text:style-name="P8"><draw:frame draw:style-name="fr2" draw:name="Графический объект2" text:anchor-type="as-char" svg:width="2.619cm" svg:height="2.221cm" draw:z-index="1"><draw:image xlink:href="../images/3104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9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представляет собой модель <text:span text:style-name="T9">источника управляемой разности потенциалов</text:span>, <text:span text:style-name="T9">описываемой следующим уравнением:</text:span></text:p>
            <text:p text:style-name="P3"><text:span text:style-name="T2"><draw:frame draw:style-name="fr3" draw:name="Объект1" text:anchor-type="as-char" svg:width="3.54cm" svg:height="0.62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">,</text:span></text:p>
            <text:p text:style-name="P4">где:</text:p>
            <text:p text:style-name="P2"><text:span text:style-name="T2"><draw:frame draw:style-name="fr3" draw:name="Объект2" text:anchor-type="as-char" svg:width="1.148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– потенциал </text:span><text:span text:style-name="T8">данного узла</text:span><text:span text:style-name="T2">;</text:span></text:p>
            <text:p text:style-name="P2"><text:span text:style-name="T2"><draw:frame draw:style-name="fr3" draw:name="Объект5" text:anchor-type="as-char" svg:width="1.215cm" svg:height="0.62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– потенциал </text:span><text:span text:style-name="T8">предыдущего (входного) </text:span><text:span text:style-name="T2">узла;</text:span></text:p>
            <text:p text:style-name="P4"><draw:frame draw:style-name="fr3" draw:name="Объект3" text:anchor-type="as-char" svg:width="0.783cm" svg:height="0.621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– значение <text:span text:style-name="T9">граничного потенциала.</text:span></text:p>
            <text:p text:style-name="P4">Внутренняя структура данного блока приведена на рисунке 1:</text:p>
            <text:p text:style-name="P5"><draw:frame draw:style-name="fr2" draw:name="Графический объект3" text:anchor-type="as-char" svg:width="18.81cm" svg:height="8.179cm" draw:z-index="6"><draw:image xlink:href="../images/3104_ris_1.png" xlink:type="simple" xlink:show="embed" xlink:actuate="onLoad"/></draw:frame></text:p>
            <text:p text:style-name="P5">Рисунок 1 – Внутренняя структура блока «<text:span text:style-name="T9">Управляемый источник напряжения</text:span>»</text:p>
            <text:p text:style-name="P4">Блок имеет вход (снизу), который подключается к граничному или внутреннему узлу электрической цепи, вход управления (сбоку) для задания разности потенциалов источника напряжения и выход для соединения с другими элементами электрической цепи. Топологически данный элемент является узлом <text:soft-page-break/>специального типа.</text:p>
            <text:p text:style-name="P2"><text:span text:style-name="T2">Константа задаёт при помощи блока «Задание коэффициентов уравнений для узла» 2 коэффициенты равные </text:span><text:span text:style-name="T5">1</text:span><text:span text:style-name="T2"> и </text:span><text:span text:style-name="T5">-1</text:span><text:span text:style-name="T2"> в системе уравнений с номерами столбцов равными номеру строки, который формируется на выходе блока «Счётчик уравнений» и номеру предыдущего узла. Правая часть уравнения формируется со входа «Управление». При помощи блока формирования ненаправленного соединения данный блок формирует на своём выходе значение потенциала (соединение с именем U) и номер переменной потенциала данного узла в векторе решений системы линейных уравнений (соединение с именем NSELF). При этом ток источника напрямую передаётся в предыдущий узел.</text:span></text:p>
            <text:p text:style-name="P1"><text:span text:style-name="T10">Свойство</text:span><text:span text:style-name="T9">:</text:span></text:p>
            <text:list xml:id="list4398621960396363360" text:style-name="L1">
              <text:list-item>
                <text:p text:style-name="P10"><text:span text:style-name="T2">Сопротивление </text:span><text:span text:style-name="T8">шунта</text:span><text:span text:style-name="T2">, Ом</text:span> – число, задающее значение сопротивления шунта.</text:p>
              </text:list-item>
            </text:list>
            <text:p text:style-name="P1"><text:span text:style-name="T13">Примеры</text:span> заполнения <text:span text:style-name="T9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1"><text:span text:style-name="T10">Числовое</text:span><text:span text:style-name="T9"> задание </text:span><text:span text:style-name="T9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6">Сопротивление <text:span text:style-name="T9">шунта</text:span>, Ом</text:p>
                </table:table-cell>
                <table:table-cell table:style-name="Таблица1.B3" office:value-type="string">
                  <text:p text:style-name="P1">[<text:span text:style-name="T1">1e8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1"><text:span text:style-name="T14">Именованное</text:span><text:span text:style-name="T13"> задание </text:span><text:span text:style-name="T12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6">Сопротивление <text:span text:style-name="T9">шунта</text:span>, Ом</text:p>
                </table:table-cell>
                <table:table-cell table:style-name="Таблица1.B3" office:value-type="string">
                  <text:p text:style-name="P1">[<text:span text:style-name="T1">Rsh_1</text:span>]</text:p>
                </table:table-cell>
              </table:table-row>
            </table:table>
            <text:p text:style-name="P1"><text:span text:style-name="T14">Примечани</text:span><text:span text:style-name="T10">я</text:span>:</text:p>
            <text:list xml:id="list870008949823084637" text:style-name="L2">
              <text:list-item>
                <text:p text:style-name="P12"><text:span text:style-name="T9">Свойство блока может быть только </text:span><text:span text:style-name="T11">скалярным</text:span>.</text:p>
              </text:list-item>
              <text:list-item>
                <text:p text:style-name="P11"><text:span text:style-name="T2">Именованное свойство задается как </text:span><text:span text:style-name="T6">локальная</text:span><text:span text:style-name="T2"> переменная модели (или субмодели) во вкладке </text:span><text:span text:style-name="T6">Параметры</text:span><text:span text:style-name="T2"> или как глобальный сигнал проекта при помощи пункта главного меню </text:span><text:span text:style-name="T6">Графика</text:span><text:span text:style-name="T2"> </text:span><text:span text:style-name="T3">→</text:span><text:span text:style-name="T4"> </text:span><text:span text:style-name="T7">Сигналы</text:span><text:span text:style-name="T2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правляемый источник напряжения</dc:title>
    <dc:date>2015-01-12T16:42:59.16</dc:date>
    <meta:generator>OpenOffice/4.1.1$Win32 OpenOffice.org_project/411m6$Build-9775</meta:generator>
    <meta:editing-duration>PT3H23M25S</meta:editing-duration>
    <meta:editing-cycles>90</meta:editing-cycles>
    <meta:document-statistic meta:table-count="2" meta:image-count="3" meta:object-count="4" meta:page-count="2" meta:paragraph-count="33" meta:word-count="246" meta:character-count="185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row>
          <msub>
            <mi>u</mi>
            <mi>i</mi>
          </msub>
          <mrow>
            <mrow>
              <mo stretchy="false">(</mo>
              <mrow>
                <mi>t</mi>
              </mrow>
              <mo stretchy="false">)</mo>
            </mrow>
            <mo stretchy="false">−</mo>
            <msub>
              <mi>u</mi>
              <mi>j</mi>
            </msub>
          </mrow>
          <mrow>
            <mo stretchy="false">(</mo>
            <mrow>
              <mi>t</mi>
            </mrow>
            <mo stretchy="false">)</mo>
          </mrow>
        </mrow>
        <mo stretchy="false">=</mo>
        <msub>
          <mi>U</mi>
          <mn>0</mn>
        </msub>
      </mrow>
    </mrow>
    <annotation encoding="StarMath 5.0">{u_i(t) - u_j(t)} = U_0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U</mi>
        <mn>0</mn>
      </msub>
    </mrow>
    <annotation encoding="StarMath 5.0">U_0</annotation>
  </semantics>
</math>
</file>

<file path=Object 5/content.xml><?xml version="1.0" encoding="utf-8"?>
<math xmlns="http://www.w3.org/1998/Math/MathML">
  <semantics>
    <mrow>
      <msub>
        <mi>u</mi>
        <mi>j</mi>
      </msub>
      <mrow>
        <mo stretchy="false">(</mo>
        <mrow>
          <mi>t</mi>
        </mrow>
        <mo stretchy="false">)</mo>
      </mrow>
    </mrow>
    <annotation encoding="StarMath 5.0">u_j(t)</annotation>
  </semantics>
</math>
</file>